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style:font-name="Helvetica" style:font-name-complex="Helvetica" fo:font-weight="bold" style:font-weight-asian="bold" style:font-weight-complex="bold" fo:color="#1C1C1C" fo:font-size="13.5pt" style:font-size-asian="13.5pt" style:font-size-complex="13.5pt" fo:background-color="#FFFFFF" style:text-underline-type="none"/>
    </style:style>
  </office:automatic-styles>
  <office:body>
    <office:text text:use-soft-page-breaks="true">
      <text:p text:style-name="P1">Model ripped from CoD by<text:s/><text:a xlink:href="http://tf3dm.com/user/azlyirnizam" office:target-frame-name="_top" xlink:show="replace"><text:span text:style-name="T2">azlyirnizam</text:span></text:a><text:line-break/>Available here:<text:s/><text:a xlink:href="http://tf3dm.com/3d-model/osprey-78749.html" office:target-frame-name="_top" xlink:show="replace"><text:span text:style-name="Hyperlink">http://tf3dm.com/3d-model/osprey-78749.html</text:span></text:a><text:line-break/><text:line-break/>Imported by Rob Forrest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 Forrest</meta:initial-creator>
    <dc:creator>Rob Forrest</dc:creator>
    <meta:creation-date>2016-07-25T18:31:00Z</meta:creation-date>
    <dc:date>2016-07-25T18:32:00Z</dc:date>
    <meta:template xlink:href="Normal" xlink:type="simple"/>
    <meta:editing-cycles>1</meta:editing-cycles>
    <meta:editing-duration>PT60S</meta:editing-duration>
    <meta:document-statistic meta:page-count="1" meta:paragraph-count="1" meta:word-count="34" meta:character-count="232" meta:row-count="1" meta:non-whitespace-character-count="199"/>
  </office:meta>
</office:document-meta>
</file>